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9b232" officeooo:paragraph-rsid="0019b232"/>
    </style:style>
    <style:style style:name="P2" style:family="paragraph" style:parent-style-name="Standard">
      <style:text-properties officeooo:rsid="0019b232" officeooo:paragraph-rsid="0025253e"/>
    </style:style>
    <style:style style:name="P3" style:family="paragraph" style:parent-style-name="Standard">
      <style:text-properties officeooo:rsid="001ca61a" officeooo:paragraph-rsid="001ca61a"/>
    </style:style>
    <style:style style:name="P4" style:family="paragraph" style:parent-style-name="Standard">
      <style:text-properties officeooo:rsid="0019b232" officeooo:paragraph-rsid="001e3acf"/>
    </style:style>
    <style:style style:name="P5" style:family="paragraph" style:parent-style-name="Standard">
      <style:text-properties officeooo:rsid="001e3acf" officeooo:paragraph-rsid="001e3acf"/>
    </style:style>
    <style:style style:name="P6" style:family="paragraph" style:parent-style-name="Standard">
      <style:text-properties officeooo:rsid="002419fa" officeooo:paragraph-rsid="002419fa"/>
    </style:style>
    <style:style style:name="T1" style:family="text">
      <style:text-properties officeooo:rsid="002846ae"/>
    </style:style>
    <style:style style:name="T2" style:family="text">
      <style:text-properties officeooo:rsid="001b2e68"/>
    </style:style>
    <style:style style:name="T3" style:family="text">
      <style:text-properties officeooo:rsid="0025c538"/>
    </style:style>
    <style:style style:name="T4" style:family="text">
      <style:text-properties officeooo:rsid="001c3da9"/>
    </style:style>
    <style:style style:name="T5" style:family="text">
      <style:text-properties officeooo:rsid="00269504"/>
    </style:style>
    <style:style style:name="T6" style:family="text">
      <style:text-properties officeooo:rsid="0025253e"/>
    </style:style>
    <style:style style:name="T7" style:family="text">
      <style:text-properties officeooo:rsid="00215812"/>
    </style:style>
    <style:style style:name="T8" style:family="text">
      <style:text-properties officeooo:rsid="001e3a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 Command</text:p>
      <text:p text:style-name="P1">&lt;Command ID: 1 byte&gt;</text:p>
      <text:p text:style-name="P1">&lt;data&gt;</text:p>
      <text:p text:style-name="P1"/>
      <text:p text:style-name="P1">List Client Command</text:p>
      <text:p text:style-name="P1">&lt;Command ID: 0x00&gt;</text:p>
      <text:p text:style-name="P1"/>
      <text:p text:style-name="P1">Delete Client Command</text:p>
      <text:p text:style-name="P1">&lt;Command ID: 0x01&gt;</text:p>
      <text:p text:style-name="P1">&lt;Filename Length: 1 byte&gt; <text:span text:style-name="T1">(Supports filenames up to 127 characters.)</text:span></text:p>
      <text:p text:style-name="P1">&lt;Filename: ASCII, X bytes&gt;</text:p>
      <text:p text:style-name="P1"/>
      <text:p text:style-name="P1">Rename Client Command</text:p>
      <text:p text:style-name="P1">&lt;Command ID: 0x02&gt;</text:p>
      <text:p text:style-name="P1">&lt;Original Filename Length: 1 byte&gt;</text:p>
      <text:p text:style-name="P1">&lt;Original Filename: ASCII, X bytes&gt;</text:p>
      <text:p text:style-name="P1">&lt;New Filename Length: 1 byte&gt;</text:p>
      <text:p text:style-name="P1">&lt;New Filename: ASCII, X bytes&gt;</text:p>
      <text:p text:style-name="P1"/>
      <text:p text:style-name="P1">Download Client Command</text:p>
      <text:p text:style-name="P1">&lt;Command ID: 0x03&gt;</text:p>
      <text:p text:style-name="P1">&lt;Filename Length: 1 byte&gt;</text:p>
      <text:p text:style-name="P1">&lt;Filename: ASCII, X bytes&gt;</text:p>
      <text:p text:style-name="P1"/>
      <text:p text:style-name="P1">Upload Client Command</text:p>
      <text:p text:style-name="P1">&lt;Command ID: 0x04&gt;</text:p>
      <text:p text:style-name="P1">&lt;Filename Length: 1 byte&gt;</text:p>
      <text:p text:style-name="P1">&lt;Filename: ASCII, X bytes&gt;</text:p>
      <text:p text:style-name="P2">&lt;<text:span text:style-name="T2">Data length: </text:span><text:span text:style-name="T3">64</text:span><text:span text:style-name="T2">-bit signed int </text:span><text:span text:style-name="T3">(long)</text:span><text:span text:style-name="T2">: </text:span><text:span text:style-name="T3">8</text:span><text:span text:style-name="T2"> bytes&gt; </text:span><text:span text:style-name="T4">(Supports up to </text:span><text:span text:style-name="T3">8E</text:span><text:span text:style-name="T5">i</text:span><text:span text:style-name="T3">B</text:span><text:span text:style-name="T4"> files </text:span><text:span text:style-name="T3">[Obviously the server would not support this]</text:span><text:span text:style-name="T4">)</text:span></text:p>
      <text:p text:style-name="P2"><text:tab/><text:span text:style-name="T6">(Moved this to the initial request to enable the server to reject files that it decided are too large.)</text:span></text:p>
      <text:p text:style-name="P1"><text:s/>[Await Server Response 1]</text:p>
      <text:p text:style-name="P1">&lt;<text:span text:style-name="T2">Data: X bytes&gt;</text:span></text:p>
      <text:p text:style-name="P1"><text:soft-page-break/></text:p>
      <text:p text:style-name="P3"/>
      <text:p text:style-name="P3">Server Reply</text:p>
      <text:p text:style-name="P3">List:</text:p>
      <text:p text:style-name="P3">&lt;Number of filenames: 1 byte&gt;</text:p>
      <text:p text:style-name="P3">&lt;Filename 0 length: 1 byte&gt;</text:p>
      <text:p text:style-name="P3">&lt;Filename 0: ASCII X bytes&gt;</text:p>
      <text:p text:style-name="P3">&lt;Filename 1 length: 1 byte&gt;</text:p>
      <text:p text:style-name="P3">&lt;Filename 1: ASCII X bytes&gt;</text:p>
      <text:p text:style-name="P3">&lt;Filename N length: 1 byte&gt;</text:p>
      <text:p text:style-name="P3">&lt;Filename N: ASCII X bytes&gt;</text:p>
      <text:p text:style-name="P3"/>
      <text:p text:style-name="P3">Delete:</text:p>
      <text:p text:style-name="P3">&lt;Error code: ERRCODE 1 byte&gt;</text:p>
      <text:p text:style-name="P3"/>
      <text:p text:style-name="P3">Rename:</text:p>
      <text:p text:style-name="P3">&lt;<text:span text:style-name="T7">E</text:span>rror code: ERRCODE 1 byte&gt;</text:p>
      <text:p text:style-name="P3"/>
      <text:p text:style-name="P3">Download:</text:p>
      <text:p text:style-name="P3">&lt;<text:span text:style-name="T8">Error code: ERRCODE 1 byte&gt;</text:span></text:p>
      <text:p text:style-name="P4">&lt;<text:span text:style-name="T2">Data length: </text:span><text:span text:style-name="T5">64</text:span><text:span text:style-name="T2">-bit </text:span><text:span text:style-name="T5">s</text:span><text:span text:style-name="T2">igned </text:span><text:span text:style-name="T5">long</text:span><text:span text:style-name="T2">: </text:span><text:span text:style-name="T5">8</text:span><text:span text:style-name="T2"> bytes&gt; </text:span><text:span text:style-name="T4">(Supports up to </text:span><text:span text:style-name="T5">8Ei</text:span><text:span text:style-name="T4">B files)</text:span></text:p>
      <text:p text:style-name="P4">&lt;<text:span text:style-name="T8">Data: X Bytes&gt;</text:span></text:p>
      <text:p text:style-name="P4"/>
      <text:p text:style-name="P5">Upload (First and second response):</text:p>
      <text:p text:style-name="P5">&lt;Error code: ERRCODE 1 byte&gt;</text:p>
      <text:p text:style-name="P3"/>
      <text:p text:style-name="P6">Responses with only an ERRCODE byte have been combined into the ErrorCodeReply class.</text:p>
      <text:p text:style-name="P3"/>
      <text:p text:style-name="P3">ERRCODE can be:</text:p>
      <text:p text:style-name="P3">0x00: Success</text:p>
      <text:p text:style-name="P3">0x01: FileNotFound</text:p>
      <text:p text:style-name="P3">0x02: Permission Denied</text:p>
      <text:p text:style-name="P3"/>
      <text:p text:style-name="P5"><text:soft-page-break/></text:p>
      <text:p text:style-name="P5"/>
      <text:p text:style-name="P5"/>
      <text:p text:style-name="P5"/>
      <text:p text:style-name="P5">Command Formats:</text:p>
      <text:p text:style-name="P5">list</text:p>
      <text:p text:style-name="P5">delete &lt;filename&gt;</text:p>
      <text:p text:style-name="P5">rename &lt;filename&gt; &lt;new_filename&gt;</text:p>
      <text:p text:style-name="P5">download &lt;filename&gt;</text:p>
      <text:p text:style-name="P5">upload &lt;filename&gt;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2:17:12.635081878</meta:creation-date>
    <dc:date>2024-09-25T12:50:56.691107185</dc:date>
    <meta:editing-duration>PT2H36M51S</meta:editing-duration>
    <meta:editing-cycles>12</meta:editing-cycles>
    <meta:generator>LibreOffice/24.8.1.2$Linux_X86_64 LibreOffice_project/480$Build-2</meta:generator>
    <meta:document-statistic meta:table-count="0" meta:image-count="0" meta:object-count="0" meta:page-count="3" meta:paragraph-count="57" meta:word-count="249" meta:character-count="1548" meta:non-whitespace-character-count="1354"/>
  </office:meta>
</office:document-meta>
</file>